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1<text:tab/><text:tab/><text:tab/><text:tab/>470 Kohm 1/2 W<text:tab/><text:a xlink:type="simple" xlink:href="http://www.digikey.co.uk/product-detail/en/HVR3700004703JR500/PPCHJ470KCT-ND/719656">PPCHJ470KCT-ND</text:a><text:tab/><text:tab/><text:tab/>0,58 £<text:tab/>0,68 $<text:tab/>0,55 €</text:p>
      <text:p text:style-name="Standard">R2,R4,R5,R12,R13,R14<text:tab/>2,2 Mohm 1/4 W<text:tab/><text:a xlink:type="simple" xlink:href="http://www.digikey.co.uk/product-detail/en/HHV-25FR-52-2M2/2.2MGACT-ND/2813167">2.2MGACT-ND</text:a><text:tab/><text:tab/><text:tab/>0,32 £<text:tab/>0,46 $<text:tab/>0,37 €</text:p>
      <text:p text:style-name="Standard">R15<text:tab/><text:tab/><text:tab/><text:tab/>10 Ohm 1/2 W<text:tab/><text:bookmark text:name="productTable"/><text:a xlink:type="simple" xlink:href="http://www.digikey.co.uk/product-detail/en/NFR25H0001009JR500/PPC10BCT-ND/614245">NFR25H0001009JR500</text:a><text:tab/><text:tab/>0,33 £<text:tab/>0,47 $<text:tab/>0,38 €</text:p>
      <text:p text:style-name="Standard">R6, R9<text:tab/><text:tab/><text:tab/><text:tab/>39 Kohm 1/4 W<text:tab/><text:a xlink:type="simple" xlink:href="http://www.digikey.co.uk/product-detail/en/MFP-25BRD52-39K/39KADCT-ND/2059135">39KADCT-ND</text:a><text:tab/><text:tab/><text:tab/>0,52 £<text:tab/>0,55 $<text:tab/>0,60 €</text:p>
      <text:p text:style-name="Standard">R8<text:tab/><text:tab/><text:tab/><text:tab/>120 Ohm 1/4 W<text:tab/><text:a xlink:type="simple" xlink:href="http://www.digikey.co.uk/product-detail/en/MFP-25BRD52-120R/120ADCT-ND/2059115">120ADCT-ND</text:a><text:tab/><text:tab/><text:tab/>0,52 £<text:tab/>0,55 $<text:tab/>0,60 €</text:p>
      <text:p text:style-name="Standard">R10, R11<text:tab/><text:tab/><text:tab/>470 Kohm 1/4 W<text:tab/><text:a xlink:type="simple" xlink:href="http://www.digikey.co.uk/product-detail/en/HVR2500004703JR500/PPCQJ470KCT-ND/719631">PCQJ470KCT-ND</text:a><text:tab/><text:tab/><text:tab/>0,33 £<text:tab/>0,54 $<text:tab/>0,44 €</text:p>
      <text:p text:style-name="Standard">R7<text:tab/><text:tab/><text:tab/><text:tab/>10 Ohm 1/2 W<text:tab/><text:a xlink:type="simple" xlink:href="http://www.digikey.co.uk/product-detail/en/SFR16S0001009FR500/PPC10.0XCT-ND/594697">PPC10.0XCT-ND</text:a><text:tab/><text:tab/><text:tab/>0,16 £<text:tab/>0,23 $<text:tab/>0,19 €</text:p>
      <text:p text:style-name="Standard">R3<text:tab/><text:tab/><text:tab/><text:tab/>47 Ohm 1/2 W<text:tab/><text:a xlink:type="simple" xlink:href="http://www.digikey.co.uk/product-detail/en/CFM12JT47R0/S47HCT-ND/2617622">S47HCT-ND</text:a><text:tab/><text:tab/><text:tab/><text:tab/>0,08 £<text:tab/>0,11 $<text:tab/>0,09 €<text:tab/></text:p>
      <text:p text:style-name="Standard"/>
      <text:p text:style-name="Standard">D1,D2,D3,D4<text:tab/><text:tab/><text:tab/>1N4007<text:tab/><text:tab/><text:a xlink:type="simple" xlink:href="http://www.digikey.co.uk/product-detail/en/1N4007/1N4007FSCT-ND/965481">1N4007FSCT-ND</text:a> <text:tab/><text:tab/><text:tab/>0,10 £<text:tab/>0,14 $<text:tab/>0,11 €</text:p>
      <text:p text:style-name="Standard">Z1<text:tab/><text:tab/><text:tab/><text:tab/>1N5927B<text:tab/><text:tab/><text:a xlink:type="simple" xlink:href="http://www.digikey.co.uk/product-detail/en/1N5927BG/1N5927BGOS-ND/1474279">1N5927BGOS-ND</text:a><text:tab/><text:tab/><text:tab/>0,30 £<text:tab/>0,43 $<text:tab/>0,35 €</text:p>
      <text:p text:style-name="Standard"/>
      <text:p text:style-name="Standard">C1<text:tab/><text:tab/><text:tab/><text:tab/>0,47uF 300V<text:tab/><text:tab/><text:a xlink:type="simple" xlink:href="http://www.digikey.co.uk/product-detail/en/R463N347000N0K/399-5985-ND/2704639">399-5985-ND</text:a><text:tab/><text:tab/><text:tab/><text:tab/>0,51 £<text:tab/>0,73 $<text:tab/>0,59 €</text:p>
      <text:p text:style-name="Standard">C4<text:tab/><text:tab/><text:tab/><text:tab/>330uF 35V<text:tab/><text:tab/><text:a xlink:type="simple" xlink:href="http://www.digikey.co.uk/product-detail/en/ECA-1VM331/P5167-ND/245026">P5167-ND</text:a><text:tab/><text:tab/><text:tab/><text:tab/>0,29 £<text:tab/>0,41 $<text:tab/>0,33 €</text:p>
      <text:p text:style-name="Standard">C5<text:tab/><text:tab/><text:tab/><text:tab/>100pF<text:tab/><text:tab/><text:tab/><text:a xlink:type="simple" xlink:href="http://www.digikey.co.uk/product-detail/en/FK28C0G1H101J/445-4726-ND/2050075">445-4726-ND</text:a><text:tab/><text:tab/><text:tab/><text:tab/>0,20 £<text:tab/>0,29 $<text:tab/>0,24 €</text:p>
      <text:p text:style-name="Standard">C2,C3<text:tab/><text:tab/><text:tab/><text:tab/>0,1uF<text:tab/><text:tab/><text:tab/><text:a xlink:type="simple" xlink:href="http://www.digikey.co.uk/product-detail/en/FK28X7R1H104K/445-5258-ND/2256738">445-5258-ND</text:a><text:tab/><text:tab/><text:tab/><text:tab/>0,20 £<text:tab/>0,29 $<text:tab/>0,24 €</text:p>
      <text:p text:style-name="Standard"/>
      <text:p text:style-name="Standard">IC2<text:tab/><text:tab/><text:tab/><text:tab/>Dual Op-Amp<text:tab/><text:tab/><text:a xlink:type="simple" xlink:href="http://www.digikey.co.uk/product-detail/en/TS912IN/497-7683-5-ND/1040340">497-7683-5-ND</text:a><text:tab/><text:tab/><text:tab/>1,09 £<text:tab/>1,56 $<text:tab/>1,27 €</text:p>
      <text:p text:style-name="Standard">IC1<text:tab/><text:tab/><text:tab/><text:tab/>5V Regulator<text:tab/><text:tab/><text:a xlink:type="simple" xlink:href="http://www.digikey.co.uk/product-detail/en/LM78L05ACZ%2FNOPB/LM78L05ACZNS%2FNOPB-ND/6333">LM78L05ACZNS/NOPB-ND</text:a><text:tab/>0,45 £<text:tab/>0,65 $<text:tab/>0,53 €</text:p>
      <text:p text:style-name="Standard">IC3<text:tab/><text:tab/><text:tab/><text:tab/>Optocoupler<text:tab/><text:tab/><text:a xlink:type="simple" xlink:href="http://www.digikey.co.uk/product-detail/en/IL300/751-1292-5-ND/1731525">751-1292-5-ND</text:a><text:tab/><text:tab/><text:tab/>3,12 £<text:tab/>4,43 $<text:tab/>3,60 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99cm" fo:margin-right="0.0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 Herrmannsen</meta:initial-creator>
    <meta:creation-date>2013-03-01T21:53:09</meta:creation-date>
    <meta:document-statistic meta:table-count="0" meta:image-count="0" meta:object-count="0" meta:page-count="1" meta:paragraph-count="17" meta:word-count="183" meta:character-count="956"/>
    <dc:date>2013-03-01T23:38:45</dc:date>
    <dc:creator>Bo Herrmannsen</dc:creator>
    <meta:editing-duration>PT13M14S</meta:editing-duration>
    <meta:editing-cycles>1</meta:editing-cycles>
    <meta:generator>OpenOffice.org/3.3$Unix OpenOffice.org_project/330m20$Build-9567</meta:generator>
  </office:meta>
</office:document-meta>
</file>